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Sold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Sold.K2:.K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office:value-type="float" office:value="97.6" calcext:value-type="float">
            <text:p>97.6</text:p>
          </table:table-cell>
          <table:table-cell office:value-type="float" office:value="20161104" calcext:value-type="float">
            <text:p>201611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F10]-[Sold.H10]-[Sold.I10]" office:value-type="float" office:value="84.25" calcext:value-type="float">
            <text:p>84.25</text:p>
          </table:table-cell>
          <table:table-cell table:formula="of:=[Sold.F10]-[Sold.C10]-[Sold.H10]-[Sold.I10]" office:value-type="float" office:value="29.35" calcext:value-type="float">
            <text:p>29.35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  <table:table-cell table:style-name="ce2" table:formula="of:=([Sold.J10]/[Sold.C10]-1)*100" office:value-type="float" office:value="53.4608378870674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office:value-type="float" office:value="147.2" calcext:value-type="float">
            <text:p>147.2</text:p>
          </table:table-cell>
          <table:table-cell office:value-type="float" office:value="20161113" calcext:value-type="float">
            <text:p>201611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F11]-[Sold.H11]-[Sold.I11]" office:value-type="float" office:value="132.53" calcext:value-type="float">
            <text:p>132.53</text:p>
          </table:table-cell>
          <table:table-cell table:formula="of:=[Sold.F11]-[Sold.C11]-[Sold.H11]-[Sold.I11]" office:value-type="float" office:value="82.53" calcext:value-type="float">
            <text:p>82.53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table:style-name="ce2" table:formula="of:=([Sold.J11]/[Sold.C11]-1)*100" office:value-type="float" office:value="165.06" calcext:value-type="float">
            <text:p>165.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table:number-columns-repeated="15"/>
        </table:table-row>
        <table:table-row table:style-name="ro1">
          <table:table-cell office:value-type="float" office:value="9788301140601" calcext:value-type="float">
            <text:p>9788301140601</text:p>
          </table:table-cell>
          <table:table-cell table:number-columns-repeated="15"/>
        </table:table-row>
        <table:table-row table:style-name="ro1">
          <table:table-cell office:value-type="float" office:value="9788301140762" calcext:value-type="float">
            <text:p>9788301140762</text:p>
          </table:table-cell>
          <table:table-cell table:number-columns-repeated="15"/>
        </table:table-row>
        <table:table-row table:style-name="ro1">
          <table:table-cell office:value-type="float" office:value="9788301141073" calcext:value-type="float">
            <text:p>9788301141073</text:p>
          </table:table-cell>
          <table:table-cell table:number-columns-repeated="15"/>
        </table:table-row>
        <table:table-row table:style-name="ro1">
          <table:table-cell office:value-type="float" office:value="9788301140243" calcext:value-type="float">
            <text:p>9788301140243</text:p>
          </table:table-cell>
          <table:table-cell table:number-columns-repeated="15"/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ce3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7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6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ntykwariat BUW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office:value-type="float" office:value="20130101" calcext:value-type="float">
            <text:p>20130101</text:p>
          </table:table-cell>
          <table:table-cell office:value-type="string" calcext:value-type="string">
            <text:p>AbeBooks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office:value-type="float" office:value="20161120" calcext:value-type="float">
            <text:p>20161120</text:p>
          </table:table-cell>
          <table:table-cell office:value-type="string" calcext:value-type="string">
            <text:p>kq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114" calcext:value-type="float">
            <text:p>201611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Default"/>
          <table:table-cell/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office:value-type="float" office:value="20161114" calcext:value-type="float">
            <text:p>201611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temis Fowl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ToSell.A1:ToSell.K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21:25:41.487327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20T21:54:19.688570174</dc:date>
    <meta:editing-duration>PT17H21M54S</meta:editing-duration>
    <meta:editing-cycles>49</meta:editing-cycles>
    <meta:generator>LibreOffice/5.1.4.2$Linux_X86_64 LibreOffice_project/10m0$Build-2</meta:generator>
    <meta:document-statistic meta:table-count="2" meta:cell-count="500" meta:object-count="0"/>
  </office:meta>
</office:document-meta>
</file>